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loext:graphic-properties draw:fill="none"/>
      <style:paragraph-properties fo:margin-left="0in" fo:margin-right="-0.3118in" fo:text-indent="0in" style:auto-text-indent="false"/>
      <style:text-properties style:font-name="Arial" fo:font-size="10pt" officeooo:rsid="00104218" officeooo:paragraph-rsid="00104218" style:font-size-asian="10pt" style:font-size-complex="10pt"/>
    </style:style>
    <style:style style:name="P2" style:family="paragraph" style:parent-style-name="Standard">
      <loext:graphic-properties draw:fill="none"/>
      <style:paragraph-properties fo:margin-left="0in" fo:margin-right="-0.3118in" fo:text-indent="0in" style:auto-text-indent="false"/>
      <style:text-properties style:font-name="Arial" fo:font-size="10pt" fo:font-weight="bold" officeooo:rsid="00104218" officeooo:paragraph-rsid="00104218" style:font-size-asian="10pt" style:font-weight-asian="bold" style:font-size-complex="10pt" style:font-weight-complex="bold"/>
    </style:style>
    <style:style style:name="P3" style:family="paragraph" style:parent-style-name="Standard">
      <loext:graphic-properties draw:fill="none"/>
      <style:paragraph-properties fo:margin-left="0in" fo:margin-right="-0.3118in" fo:text-indent="0in" style:auto-text-indent="false"/>
      <style:text-properties style:font-name="Arial" fo:font-size="9pt" officeooo:rsid="00104218" officeooo:paragraph-rsid="00104218" style:font-size-asian="9pt" style:font-size-complex="9pt"/>
    </style:style>
    <style:style style:name="P4" style:family="paragraph" style:parent-style-name="Standard">
      <loext:graphic-properties draw:fill="none"/>
      <style:paragraph-properties fo:margin-left="0in" fo:margin-right="-0.3118in" fo:text-indent="0in" style:auto-text-indent="false"/>
      <style:text-properties style:font-name="Arial" fo:font-size="9pt" officeooo:rsid="00104218" officeooo:paragraph-rsid="00155520" style:font-size-asian="9pt" style:font-size-complex="9pt"/>
    </style:style>
    <style:style style:name="P5" style:family="paragraph" style:parent-style-name="Standard">
      <loext:graphic-properties draw:fill="none"/>
      <style:paragraph-properties fo:margin-left="0in" fo:margin-right="-0.3118in" fo:text-indent="0in" style:auto-text-indent="false"/>
      <style:text-properties style:font-name="Arial" fo:font-size="9pt" fo:font-weight="normal" officeooo:rsid="0012412a" officeooo:paragraph-rsid="0012412a" style:font-size-asian="9pt" style:font-weight-asian="normal" style:font-size-complex="9pt" style:font-weight-complex="normal"/>
    </style:style>
    <style:style style:name="P6" style:family="paragraph" style:parent-style-name="Standard">
      <loext:graphic-properties draw:fill="none"/>
      <style:paragraph-properties fo:margin-left="0in" fo:margin-right="-0.3118in" fo:text-indent="0in" style:auto-text-indent="false"/>
      <style:text-properties style:font-name="Arial" fo:font-size="9pt" fo:font-weight="normal" officeooo:rsid="00145d72" officeooo:paragraph-rsid="00161e24" style:font-size-asian="9pt" style:font-weight-asian="normal" style:font-size-complex="9pt" style:font-weight-complex="normal"/>
    </style:style>
    <style:style style:name="P7" style:family="paragraph" style:parent-style-name="Standard">
      <loext:graphic-properties draw:fill="none"/>
      <style:paragraph-properties fo:margin-left="0in" fo:margin-right="-0.3118in" fo:text-indent="0in" style:auto-text-indent="false"/>
      <style:text-properties style:font-name="Arial" fo:font-size="9pt" fo:font-weight="normal" officeooo:rsid="00161e24" officeooo:paragraph-rsid="00161e24" style:font-size-asian="9pt" style:font-weight-asian="normal" style:font-size-complex="9pt" style:font-weight-complex="normal"/>
    </style:style>
    <style:style style:name="P8" style:family="paragraph" style:parent-style-name="Standard">
      <loext:graphic-properties draw:fill="none"/>
      <style:paragraph-properties fo:margin-left="0in" fo:margin-right="-0.3118in" fo:text-indent="0in" style:auto-text-indent="false"/>
      <style:text-properties style:font-name="Arial" fo:font-size="9pt" fo:font-style="italic" officeooo:rsid="00104218" officeooo:paragraph-rsid="00155520" style:font-size-asian="9pt" style:font-style-asian="italic" style:font-size-complex="9pt" style:font-style-complex="italic"/>
    </style:style>
    <style:style style:name="P9" style:family="paragraph" style:parent-style-name="Standard" style:master-page-name="">
      <loext:graphic-properties draw:fill="none"/>
      <style:paragraph-properties fo:margin-left="0in" fo:margin-right="-0.3118in" fo:text-indent="0in" style:auto-text-indent="false" style:page-number="auto" fo:break-before="page"/>
      <style:text-properties style:font-name="Arial" fo:font-size="10pt" fo:font-weight="bold" officeooo:rsid="00104218" officeooo:paragraph-rsid="00104218" style:font-size-asian="10pt" style:font-weight-asian="bold" style:font-size-complex="10pt" style:font-weight-complex="bold"/>
    </style:style>
    <style:style style:name="P10" style:family="paragraph" style:parent-style-name="Standard">
      <loext:graphic-properties draw:fill="none"/>
      <style:paragraph-properties fo:margin-left="0.4925in" fo:margin-right="-0.3118in" fo:text-indent="0in" style:auto-text-indent="false"/>
      <style:text-properties style:font-name="Arial" fo:font-size="9pt" fo:font-weight="normal" officeooo:rsid="0012412a" officeooo:paragraph-rsid="0012412a" style:font-size-asian="9pt" style:font-weight-asian="normal" style:font-size-complex="9pt" style:font-weight-complex="normal"/>
    </style:style>
    <style:style style:name="P11" style:family="paragraph" style:parent-style-name="Standard">
      <loext:graphic-properties draw:fill="none"/>
      <style:paragraph-properties fo:margin-left="0.4925in" fo:margin-right="-0.3118in" fo:text-indent="0in" style:auto-text-indent="false"/>
      <style:text-properties style:font-name="Arial" fo:font-size="9pt" fo:font-weight="normal" officeooo:rsid="00145d72" officeooo:paragraph-rsid="00145d72" style:font-size-asian="9pt" style:font-weight-asian="normal" style:font-size-complex="9pt" style:font-weight-complex="normal"/>
    </style:style>
    <style:style style:name="P12" style:family="paragraph" style:parent-style-name="Standard">
      <loext:graphic-properties draw:fill="none"/>
      <style:paragraph-properties fo:margin-left="0.4925in" fo:margin-right="-0.3118in" fo:text-indent="0in" style:auto-text-indent="false"/>
      <style:text-properties style:font-name="Arial" fo:font-size="9pt" fo:font-weight="normal" officeooo:rsid="00145d72" officeooo:paragraph-rsid="00155520" style:font-size-asian="9pt" style:font-weight-asian="normal" style:font-size-complex="9pt" style:font-weight-complex="normal"/>
    </style:style>
    <style:style style:name="P13" style:family="paragraph" style:parent-style-name="Standard" style:list-style-name="L1" style:master-page-name="">
      <loext:graphic-properties draw:fill="none" draw:fill-image-width="0in" draw:fill-image-height="0in"/>
      <style:paragraph-properties style:page-number="auto" style:shadow="none" style:snap-to-layout-grid="false">
        <style:tab-stops/>
      </style:paragraph-properties>
      <style:text-properties fo:font-size="9pt" fo:font-style="italic" officeooo:paragraph-rsid="00145d72" style:font-size-asian="9pt" style:font-style-asian="italic" style:font-size-complex="9pt" style:font-style-complex="italic"/>
    </style:style>
    <style:style style:name="P14" style:family="paragraph" style:parent-style-name="Standard" style:list-style-name="L1">
      <loext:graphic-properties draw:fill="none" draw:fill-image-width="0in" draw:fill-image-height="0in"/>
      <style:paragraph-properties style:shadow="none" style:snap-to-layout-grid="false">
        <style:tab-stops/>
      </style:paragraph-properties>
      <style:text-properties fo:font-size="9pt" fo:font-style="italic" officeooo:paragraph-rsid="00145d72" style:font-size-asian="9pt" style:font-style-asian="italic" style:font-size-complex="9pt" style:font-style-complex="italic"/>
    </style:style>
    <style:style style:name="P15" style:family="paragraph" style:parent-style-name="Standard">
      <loext:graphic-properties draw:fill="none"/>
      <style:paragraph-properties fo:margin-left="0in" fo:margin-right="-0.3118in" fo:text-indent="0in" style:auto-text-indent="false"/>
      <style:text-properties style:font-name="Arial" fo:font-size="9pt" officeooo:rsid="00104218" officeooo:paragraph-rsid="00192cf5" style:font-size-asian="9pt" style:font-size-complex="9pt"/>
    </style:style>
    <style:style style:name="P16" style:family="paragraph" style:parent-style-name="Standard">
      <loext:graphic-properties draw:fill="none"/>
      <style:paragraph-properties fo:margin-left="0in" fo:margin-right="-0.3118in" fo:text-indent="0in" style:auto-text-indent="false"/>
      <style:text-properties fo:color="#0000ff" style:font-name="Arial" fo:font-size="9pt" fo:font-weight="bold" officeooo:rsid="00161e24" officeooo:paragraph-rsid="00161e24" style:font-size-asian="9pt" style:font-weight-asian="bold" style:font-size-complex="9pt" style:font-weight-complex="bold"/>
    </style:style>
    <style:style style:name="T1" style:family="text">
      <style:text-properties fo:color="#800000" fo:font-weight="bold" style:font-weight-asian="bold" style:font-weight-complex="bold"/>
    </style:style>
    <style:style style:name="T2" style:family="text">
      <style:text-properties fo:color="#800000" fo:font-weight="bold" officeooo:rsid="0010a9e8" style:font-weight-asian="bold" style:font-weight-complex="bold"/>
    </style:style>
    <style:style style:name="T3" style:family="text">
      <style:text-properties fo:color="#800000" fo:font-weight="bold" officeooo:rsid="00155520" style:font-weight-asian="bold" style:font-weight-complex="bold"/>
    </style:style>
    <style:style style:name="T4" style:family="text">
      <style:text-properties fo:color="#800000" fo:font-weight="bold" officeooo:rsid="00192cf5" style:font-weight-asian="bold" style:font-weight-complex="bold"/>
    </style:style>
    <style:style style:name="T5" style:family="text">
      <style:text-properties style:font-name="Arial" officeooo:rsid="00104218"/>
    </style:style>
    <style:style style:name="T6" style:family="text">
      <style:text-properties style:font-name="Arial" officeooo:rsid="00145d72"/>
    </style:style>
    <style:style style:name="T7" style:family="text">
      <style:text-properties style:font-name="Arial" officeooo:rsid="00155520"/>
    </style:style>
    <style:style style:name="T8" style:family="text">
      <style:text-properties style:font-name="Arial" officeooo:rsid="00192cf5"/>
    </style:style>
    <style:style style:name="T9" style:family="text">
      <style:text-properties officeooo:rsid="00127f30"/>
    </style:style>
    <style:style style:name="T10" style:family="text">
      <style:text-properties fo:font-style="italic" style:font-style-asian="italic" style:font-style-complex="italic"/>
    </style:style>
    <style:style style:name="T11" style:family="text">
      <style:text-properties fo:font-style="italic" officeooo:rsid="00155520" style:font-style-asian="italic" style:font-style-complex="italic"/>
    </style:style>
    <style:style style:name="T12" style:family="text">
      <style:text-properties officeooo:rsid="00155520"/>
    </style:style>
    <style:style style:name="T13" style:family="text">
      <style:text-properties style:use-window-font-color="true" fo:font-weight="normal" style:font-weight-asian="normal" style:font-weight-complex="normal"/>
    </style:style>
    <style:style style:name="T14" style:family="text">
      <style:text-properties style:use-window-font-color="true" fo:font-weight="normal" officeooo:rsid="00155520" style:font-weight-asian="normal" style:font-weight-complex="normal"/>
    </style:style>
    <style:style style:name="T15" style:family="text">
      <style:text-properties fo:color="#0000ff"/>
    </style:style>
    <style:style style:name="T16" style:family="text">
      <style:text-properties fo:color="#0000ff" fo:font-weight="bold" style:font-weight-asian="bold" style:font-weight-complex="bold"/>
    </style:style>
    <style:style style:name="T17" style:family="text">
      <style:text-properties fo:color="#0000ff" fo:font-weight="bold" officeooo:rsid="00155520" style:font-weight-asian="bold" style:font-weight-complex="bold"/>
    </style:style>
    <style:style style:name="T18" style:family="text">
      <style:text-properties officeooo:rsid="00161e24"/>
    </style:style>
    <style:style style:name="T19" style:family="text">
      <style:text-properties fo:color="#000000" fo:font-weight="bold" style:font-weight-asian="bold" style:font-weight-complex="bold"/>
    </style:style>
    <style:style style:name="T20" style:family="text">
      <style:text-properties fo:color="#000000" fo:font-weight="bold" officeooo:rsid="00192cf5" style:font-weight-asian="bold" style:font-weight-complex="bold"/>
    </style:style>
    <style:style style:name="T21" style:family="text">
      <style:text-properties fo:color="#000000" fo:font-weight="normal" style:font-weight-asian="normal" style:font-weight-complex="normal"/>
    </style:style>
    <style:style style:name="T22" style:family="text">
      <style:text-properties fo:color="#000000" fo:font-weight="normal" officeooo:rsid="00192cf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ENDING SNIFFER MESSAGES:</text:p>
      <text:p text:style-name="P5"/>
      <text:p text:style-name="P5">You command the sniffer for sending RF messages to the network by just sending a character on the serial port (the firmware reads it and sends the proper RF message). </text:p>
      <text:p text:style-name="P5"/>
      <text:p text:style-name="P5">The commands (ASCII characters, <text:span text:style-name="T18">without \n or \r</text:span>) are:</text:p>
      <text:p text:style-name="P5"/>
      <text:p text:style-name="P10"><text:span text:style-name="T16">'0'</text:span><text:tab/>- deactivate sniffer mode on ALL the possible gluons on the network</text:p>
      <text:p text:style-name="P10"><text:span text:style-name="T16">'1'</text:span><text:tab/>- activate normal sniffer mode on all the gluons (<text:span text:style-name="T9">no double notice for connections or data packets)</text:span></text:p>
      <text:p text:style-name="P11"><text:span text:style-name="T16">'2</text:span><text:span text:style-name="T17">'</text:span><text:tab/>- activate verbose sniffer mode</text:p>
      <text:p text:style-name="P12"><text:span text:style-name="T17">'3'</text:span><text:tab/>- synchronize gluons clock</text:p>
      <text:p text:style-name="P12"><text:span text:style-name="T17">'4'</text:span><text:tab/>- scan network (report all gluons and describe their connections)</text:p>
      <text:p text:style-name="P12"><text:span text:style-name="T17">'5'</text:span><text:tab/>- delete all connections in the network</text:p>
      <text:p text:style-name="P12"/>
      <text:p text:style-name="P12"/>
      <text:p text:style-name="P7"><text:span text:style-name="T10">NOTE</text:span>: if DEBUG_MODE is defined (in file utils.h), then the sniffer will answer back with the name of the command just broadcasted. For example, when sending '1', you will receive back on the serial port:</text:p>
      <text:p text:style-name="P7"/>
      <text:p text:style-name="P7"><text:tab/><text:span text:style-name="T16">Snd RF: 254 -&gt; 255 </text:span></text:p>
      <text:p text:style-name="P16"><text:tab/>Msg: SNIFF_ON </text:p>
      <text:p text:style-name="P7"/>
      <text:p text:style-name="P7">If you don't want to deactivate the debug mode, just ignore Snd and Msg during the parising of the receiver sniffer messages. </text:p>
      <text:p text:style-name="P6"/>
      <text:p text:style-name="P2"/>
      <text:p text:style-name="P2">RECEIVING SNIFFER MESSAGES:</text:p>
      <text:p text:style-name="P1"/>
      <text:p text:style-name="P3">There are of two kinds: (a) normal packets and (b) connection transactions. For easier parsing, I am using this RPN convention using a binary or ternary OPERATOR:</text:p>
      <text:p text:style-name="P3"/>
      <text:p text:style-name="P3"><text:tab/><text:tab/> <text:tab/><text:tab/><text:span text:style-name="T1">X,Y,...,COMMAND</text:span> (followed by EOL)</text:p>
      <text:p text:style-name="P3"/>
      <text:p text:style-name="P3">Where the arguments can be either a number, a pair of numbers, a combination of both, or a string (payload data)</text:p>
      <text:p text:style-name="P3">Example sniffed strings for a typical communication between gluon 3 (sender) and gluon 4 (receiver):</text:p>
      <text:p text:style-name="P3"/>
      <text:p text:style-name="P3">- Creation of an outlet link:</text:p>
      <text:p text:style-name="P3"/>
      <text:p text:style-name="P3"><text:tab/><text:span text:style-name="T1">[3,0],4,NO</text:span><text:tab/><text:span text:style-name="T10">New link created on outlet 0 of gluon 3, TO gluon 4.</text:span></text:p>
      <text:p text:style-name="P3"/>
      <text:p text:style-name="P3">- Deletion of an outlet link:</text:p>
      <text:p text:style-name="P3"/>
      <text:p text:style-name="P3"><text:tab/><text:span text:style-name="T1">[3,0],4,DO</text:span><text:tab/><text:span text:style-name="T10">Deleting link on outlet 0 of gluon 3, that was connected TO gluon 4</text:span></text:p>
      <text:p text:style-name="P3"/>
      <text:p text:style-name="P3">- Creation of an inlet link:</text:p>
      <text:p text:style-name="P3"/>
      <text:p text:style-name="P3"><text:tab/><text:span text:style-name="T1">3,[4,2],NI</text:span><text:tab/><text:span text:style-name="T10">New link created on inlet 2 of gluon 4, FROM gluon 3</text:span></text:p>
      <text:p text:style-name="P3"/>
      <text:p text:style-name="P3">- Deletion of an inlet link:</text:p>
      <text:p text:style-name="P3"/>
      <text:p text:style-name="P3"><text:tab/><text:span text:style-name="T1">3,[4,2],DI</text:span><text:tab/><text:span text:style-name="T10">Deleting link on inlet 2 of gluon 4, that was connected FROM gluon 3</text:span></text:p>
      <text:p text:style-name="P3"/>
      <text:p text:style-name="P3">- Move of INLET link:</text:p>
      <text:p text:style-name="P3"/>
      <text:p text:style-name="P15"><text:tab/><text:span text:style-name="T1">3,[4,2],DI</text:span><text:span text:style-name="T4">\n</text:span><text:span text:style-name="T20">(</text:span><text:span text:style-name="T21">NEW LINE</text:span><text:span text:style-name="T22">)</text:span><text:span text:style-name="T1">3,[4,1],NI</text:span><text:tab/><text:span text:style-name="T10">As you can see, there is no need of a new code and the parser will work.</text:span></text:p>
      <text:p text:style-name="P3"/>
      <text:p text:style-name="P3">- A SENT packet:</text:p>
      <text:p text:style-name="P3"><text:tab/></text:p>
      <text:p text:style-name="P3"><text:tab/><text:span text:style-name="T1">[3,0],4,UPDATE+4536+ROT/10/1/15500,S<text:tab/></text:span><text:span text:style-name="T11">(</text:span><text:span text:style-name="T10">parsing the payload is different - I want to use OSC like packets)</text:span></text:p>
      <text:p text:style-name="P3"/>
      <text:p text:style-name="P3">- A RECEIVED packet:</text:p>
      <text:p text:style-name="P3"/>
      <text:p text:style-name="P3"><text:tab/><text:span text:style-name="T1">3,[4,2],UPDATE+4536+ROT/10/1/15500,R</text:span></text:p>
      <text:p text:style-name="P3"/>
      <text:p text:style-name="P3">- Connection data:</text:p>
      <text:p text:style-name="P3"/>
      <text:p text:style-name="P15"><text:tab/><text:span text:style-name="T4">3,[4,5],[1,6],[],[4],NET</text:span><text:tab/></text:p>
      <text:p text:style-name="P4"/>
      <text:p text:style-name="P8">This means that the message refers to gluon with ID<text:span text:style-name="T12">3</text:span>, and:</text:p>
      <text:list xml:id="list5393574093376473610" text:style-name="L1">
        <text:list-item>
          <text:p text:style-name="P13"><text:span text:style-name="T5">The </text:span><text:span text:style-name="T8">first list contains the nodes to which the </text:span><text:span text:style-name="T5">(unique) output </text:span><text:span text:style-name="T8">is connected </text:span><text:span text:style-name="T5"><text:s/></text:span><text:span text:style-name="T8">(here</text:span><text:span text:style-name="T5"> 4 and 5 - </text:span><text:span text:style-name="T8">t</text:span><text:span text:style-name="T5">here can be </text:span><text:span text:style-name="T7">u</text:span><text:span text:style-name="T5">p to </text:span><text:span text:style-name="T8">six</text:span><text:span text:style-name="T5"> </text:span><text:span text:style-name="T7">connections,</text:span><text:span text:style-name="T5"> or none, in that case it will read []).</text:span></text:p>
        </text:list-item>
        <text:list-item>
          <text:p text:style-name="P14"><text:soft-page-break/><text:span text:style-name="T5">The </text:span><text:span text:style-name="T8">three other lists correspond to </text:span><text:span text:style-name="T5">inlets 0 to 2, </text:span><text:span text:style-name="T8">and indicate the nodes to which they are connected</text:span><text:span text:style-name="T5"> </text:span><text:span text:style-name="T8">(here</text:span><text:span text:style-name="T5"> </text:span><text:span text:style-name="T8">first inlet is connected to nodes 1 and 6, second inlet to none, and third to 4</text:span><text:span text:style-name="T5">. </text:span><text:span text:style-name="T8">Note: maximum number of connections per inlet is 6. </text:span></text:p>
        </text:list-item>
      </text:list>
      <text:p text:style-name="P3"/>
      <text:p text:style-name="P3">- Disconnecting ALL inlets/outlets:</text:p>
      <text:p text:style-name="P3"/>
      <text:p text:style-name="P3"><text:tab/><text:span text:style-name="T1">3,CLR_</text:span><text:span text:style-name="T2">CON</text:span><text:tab/>(first the index of the gluon)</text:p>
      <text:p text:style-name="P3"/>
      <text:p text:style-name="P3">- Disconnecting all OUTLETS <text:span text:style-name="T12">or all INLETS:</text:span></text:p>
      <text:p text:style-name="P3"/>
      <text:p text:style-name="P3"><text:tab/><text:span text:style-name="T1">3,CLR_</text:span><text:span text:style-name="T2">CON</text:span><text:span text:style-name="T1">_OUT <text:s/></text:span><text:span text:style-name="T13"><text:s text:c="4"/></text:span><text:span text:style-name="T14">or <text:s text:c="8"/></text:span><text:span text:style-name="T3"><text:s/></text:span><text:span text:style-name="T1">3,CLR_</text:span><text:span text:style-name="T2">CON</text:span><text:span text:style-name="T1">_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MS PMincho" style:font-size-asian="10.5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MS PMincho"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varo Cassinelli</meta:initial-creator>
    <meta:creation-date>2016-02-17T16:26:50.760509000</meta:creation-date>
    <dc:date>2016-07-28T23:20:48.981144000</dc:date>
    <dc:creator>Alvaro Cassinelli</dc:creator>
    <meta:editing-duration>PT44M1S</meta:editing-duration>
    <meta:editing-cycles>6</meta:editing-cycles>
    <meta:generator>LibreOffice/4.4.5.2$MacOSX_X86_64 LibreOffice_project/a22f674fd25a3b6f45bdebf25400ed2adff0ff99</meta:generator>
    <meta:document-statistic meta:table-count="0" meta:image-count="0" meta:object-count="0" meta:page-count="2" meta:paragraph-count="42" meta:word-count="482" meta:character-count="2782" meta:non-whitespace-character-count="2304"/>
  </office:meta>
</office:document-meta>
</file>